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66cm" style:rel-width="98%" table:align="left"/>
    </style:style>
    <style:style style:name="Tabelle1.A" style:family="table-column">
      <style:table-column-properties style:column-width="0.273cm" style:rel-column-width="1051*"/>
    </style:style>
    <style:style style:name="Tabelle1.B" style:family="table-column">
      <style:table-column-properties style:column-width="16.387cm" style:rel-column-width="63170*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6.66cm" style:rel-width="98%" table:align="left"/>
    </style:style>
    <style:style style:name="Tabelle2.A" style:family="table-column">
      <style:table-column-properties style:column-width="0.22cm" style:rel-column-width="852*"/>
    </style:style>
    <style:style style:name="Tabelle2.B" style:family="table-column">
      <style:table-column-properties style:column-width="16.439cm" style:rel-column-width="63369*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6.66cm" style:rel-width="98%" table:align="left"/>
    </style:style>
    <style:style style:name="Tabelle3.A" style:family="table-column">
      <style:table-column-properties style:column-width="0.326cm" style:rel-column-width="1257*"/>
    </style:style>
    <style:style style:name="Tabelle3.B" style:family="table-column">
      <style:table-column-properties style:column-width="16.334cm" style:rel-column-width="62964*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color="#000000" style:font-name="Arial" fo:font-size="12pt" fo:font-weight="normal" officeooo:rsid="000577d9" officeooo:paragraph-rsid="000577d9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color="#000000" style:font-name="Arial" fo:font-size="12pt" fo:font-weight="normal" officeooo:paragraph-rsid="000577d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ff3333" style:font-name="Arial" fo:font-size="12pt" fo:font-weight="normal" officeooo:rsid="000577d9" officeooo:paragraph-rsid="000577d9" style:font-size-asian="12pt" style:font-weight-asian="normal" style:font-size-complex="12pt" style:font-weight-complex="normal"/>
    </style:style>
    <style:style style:name="P4" style:family="paragraph" style:parent-style-name="Heading_20_2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2">
      <style:paragraph-properties fo:text-align="start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2">
      <style:paragraph-properties fo:text-align="start" style:justify-single-word="false"/>
      <style:text-properties style:font-name="Arial" fo:font-size="12pt" style:text-underline-style="none" fo:font-weight="normal" officeooo:rsid="000577d9" officeooo:paragraph-rsid="000577d9" style:font-size-asian="12pt" style:font-weight-asian="normal" style:font-size-complex="12pt" style:font-weight-complex="normal"/>
    </style:style>
    <style:style style:name="P7" style:family="paragraph" style:parent-style-name="Heading_20_2">
      <style:text-properties fo:font-size="13.5pt"/>
    </style:style>
    <style:style style:name="P8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normal" officeooo:rsid="000814fe" officeooo:paragraph-rsid="000814f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normal" officeooo:rsid="000a1222" officeooo:paragraph-rsid="000a122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normal" officeooo:rsid="000afbf3" officeooo:paragraph-rsid="000afbf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normal" officeooo:rsid="000c5b15" officeooo:paragraph-rsid="000c5b1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normal" officeooo:rsid="0010e8e8" officeooo:paragraph-rsid="0010e8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officeooo:rsid="000a1222" officeooo:paragraph-rsid="000a1222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officeooo:rsid="000afbf3" officeooo:paragraph-rsid="000afbf3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officeooo:rsid="0007046f" officeooo:paragraph-rsid="0007046f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officeooo:rsid="00080106" officeooo:paragraph-rsid="00080106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officeooo:rsid="000814fe" officeooo:paragraph-rsid="000814fe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a1222" officeooo:paragraph-rsid="000a122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f52e0" officeooo:paragraph-rsid="000f52e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afbf3" officeooo:paragraph-rsid="000afbf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c5b15" officeooo:paragraph-rsid="000c5b1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7046f" officeooo:paragraph-rsid="0007046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577d9" officeooo:paragraph-rsid="000704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80106" officeooo:paragraph-rsid="0008010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814fe" officeooo:paragraph-rsid="000814f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0e8e8" officeooo:paragraph-rsid="0010e8e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12cc0" officeooo:paragraph-rsid="00112cc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31283" officeooo:paragraph-rsid="0013128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436b8" officeooo:paragraph-rsid="001436b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5960c" officeooo:paragraph-rsid="0015960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paragraph-rsid="0004573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045730" officeooo:paragraph-rsid="0004573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814fe" officeooo:paragraph-rsid="000814f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1222" officeooo:paragraph-rsid="000a122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1222" officeooo:paragraph-rsid="000814f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77d9" officeooo:paragraph-rsid="000577d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77d9" officeooo:paragraph-rsid="000577d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45730" officeooo:paragraph-rsid="0004573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0814fe" officeooo:paragraph-rsid="000814fe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0577d9" officeooo:paragraph-rsid="000577d9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officeooo:paragraph-rsid="0010e8e8"/>
    </style:style>
    <style:style style:name="P42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814fe" officeooo:paragraph-rsid="000814f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a1222" officeooo:paragraph-rsid="000a122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afbf3" officeooo:paragraph-rsid="000afbf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577d9" officeooo:paragraph-rsid="000577d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7046f" officeooo:paragraph-rsid="0007046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080106" officeooo:paragraph-rsid="0008010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112cc0" officeooo:paragraph-rsid="00112cc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131283" officeooo:paragraph-rsid="0013128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1436b8" officeooo:paragraph-rsid="001436b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3333" style:font-name="Arial" fo:font-size="12pt" style:text-underline-style="none" fo:font-weight="normal" officeooo:rsid="0015960c" officeooo:paragraph-rsid="0015960c" style:font-size-asian="10.5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ff3333"/>
    </style:style>
    <style:style style:name="T2" style:family="text">
      <style:text-properties officeooo:rsid="000a1222"/>
    </style:style>
    <style:style style:name="T3" style:family="text">
      <style:text-properties officeooo:rsid="000577d9"/>
    </style:style>
    <style:style style:name="T4" style:family="text">
      <style:text-properties fo:color="#000000" fo:font-size="12pt" style:text-underline-style="none" fo:font-weight="normal" officeooo:rsid="0010e8e8" style:font-size-asian="10.5pt" style:font-weight-asian="normal" style:font-size-complex="12pt" style:font-weight-complex="normal"/>
    </style:style>
    <style:style style:name="T5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Q11<text:tab/><text:tab/><text:tab/><text:tab/><text:tab/><text:tab/><text:tab/><text:tab/><text:tab/><text:tab/><text:tab/> <text:s/>Fabian Schilling</text:p>
      <text:p text:style-name="P32">Informatik</text:p>
      <text:p text:style-name="P32"/>
      <text:p text:style-name="P32"/>
      <text:p text:style-name="P38">Fragen</text:p>
      <text:p text:style-name="P39">Klasse 1</text:p>
      <text:p text:style-name="P33">Frage 1:</text:p>
      <text:p text:style-name="P33">Trenne zwischen den Silben!</text:p>
      <text:p text:style-name="P33"/>
      <text:p text:style-name="P33">1. Lin-eal</text:p>
      <text:p text:style-name="P42">2. Li-ne-al</text:p>
      <text:p text:style-name="P33">3. Lin-e-al</text:p>
      <text:p text:style-name="P33">4. Li-neal</text:p>
      <text:p text:style-name="P33"/>
      <text:p text:style-name="P33">Frage 2:</text:p>
      <text:p text:style-name="P33">Trenne zwischen den Silben!</text:p>
      <text:p text:style-name="P33"/>
      <text:p text:style-name="P8">1. Ro-se</text:p>
      <text:p text:style-name="P33">2. <text:span text:style-name="T2">Rose</text:span></text:p>
      <text:p text:style-name="P33">3. <text:span text:style-name="T2">R-ose</text:span></text:p>
      <text:p text:style-name="P33">4. <text:span text:style-name="T2">Ros-e</text:span></text:p>
      <text:p text:style-name="P33"/>
      <text:p text:style-name="P34">Frage 3:</text:p>
      <text:p text:style-name="P34">Wie viele Silben hat das Wort: Notenständer ?</text:p>
      <text:p text:style-name="P33"/>
      <text:p text:style-name="P34">1. 1</text:p>
      <text:p text:style-name="P34">2. 2</text:p>
      <text:p text:style-name="P35">3. 3</text:p>
      <text:p text:style-name="P43">4. 4</text:p>
      <text:p text:style-name="P43"/>
      <text:p text:style-name="P13">Klasse 2</text:p>
      <text:p text:style-name="P18">Frage 1:</text:p>
      <text:p text:style-name="P18">Welches Wort ist kein Namenwort/Nomen?</text:p>
      <text:p text:style-name="P18"/>
      <text:p text:style-name="P18">1. KIND</text:p>
      <text:p text:style-name="P18">2. HOSE</text:p>
      <text:p text:style-name="P43">3. ALT</text:p>
      <text:p text:style-name="P18">4. ZOO</text:p>
      <text:p text:style-name="P18"/>
      <text:p text:style-name="P18">Frage 2</text:p>
      <text:p text:style-name="P18">Welches Satzzeichen muss an das Satzende?</text:p>
      <text:p text:style-name="P19">Bist du mit den Hausaufgaben fertig ___</text:p>
      <text:p text:style-name="P18">1. :</text:p>
      <text:p text:style-name="P18">2. !</text:p>
      <text:p text:style-name="P18">3. .</text:p>
      <text:p text:style-name="P9">4. ?</text:p>
      <text:p text:style-name="P9"/>
      <text:p text:style-name="P18">Frage 3:</text:p>
      <text:p text:style-name="P20">Finde das Namenwort/Nomen!</text:p>
      <text:p text:style-name="P18"/>
      <text:p text:style-name="P20">1. REDEN</text:p>
      <text:p text:style-name="P44"><text:soft-page-break/>2. LEHRER</text:p>
      <text:p text:style-name="P20">3. TOLL</text:p>
      <text:p text:style-name="P20">4. REICH</text:p>
      <text:p text:style-name="P20"/>
      <text:p text:style-name="P14">Klasse 3</text:p>
      <text:p text:style-name="P20">Frage 1:</text:p>
      <text:p text:style-name="P20">Wie viele Silben hat das Wort Regenwurm?</text:p>
      <text:p text:style-name="P20"/>
      <text:p text:style-name="P20">1. 1</text:p>
      <text:p text:style-name="P20">2. 2</text:p>
      <text:p text:style-name="P44">3. 3</text:p>
      <text:p text:style-name="P20">4. 4</text:p>
      <text:p text:style-name="P20"/>
      <text:p text:style-name="P20">Frage 2:</text:p>
      <text:p text:style-name="P20">Wie viele Silben hat das Wort „Nagetier“?</text:p>
      <text:p text:style-name="P18"/>
      <text:p text:style-name="P20">1. 1</text:p>
      <text:p text:style-name="P20">2. 2</text:p>
      <text:p text:style-name="P44">3. 3</text:p>
      <text:p text:style-name="P20">4. 4</text:p>
      <text:p text:style-name="P20"/>
      <text:p text:style-name="P20">Frage 3:</text:p>
      <text:p text:style-name="P20">Wähle das passende Wort Fürwort!</text:p>
      <text:p text:style-name="P20">Lisa kauft Waffaln. ________ findet sie lecker !</text:p>
      <text:p text:style-name="P20"/>
      <text:p text:style-name="P20">1. Er</text:p>
      <text:p text:style-name="P44">2. Sie </text:p>
      <text:p text:style-name="P20">3. Du </text:p>
      <text:p text:style-name="P20">4. Wir</text:p>
      <text:p text:style-name="P20"/>
      <text:p text:style-name="P14">Klasse 4</text:p>
      <text:p text:style-name="P20">Frage 1:</text:p>
      <text:p text:style-name="P20">Verwende das passende Bindewort!</text:p>
      <text:p text:style-name="P20">Die Spritze tat weh, _____ das Baby weinte nicht.</text:p>
      <text:p text:style-name="P20"/>
      <text:p text:style-name="P20">1. obwohl</text:p>
      <text:p text:style-name="P44">2. doch</text:p>
      <text:p text:style-name="P20">3. denn </text:p>
      <text:p text:style-name="P20">4. weil</text:p>
      <text:p text:style-name="P20"/>
      <text:p text:style-name="P20">Frage 2:</text:p>
      <text:p text:style-name="P20">Was ist das Gegenteil von Schwer?</text:p>
      <text:p text:style-name="P20"/>
      <text:p text:style-name="P44">1. leicht</text:p>
      <text:p text:style-name="P20">2. dick</text:p>
      <text:p text:style-name="P20">3. groß</text:p>
      <text:p text:style-name="P20">4. klein</text:p>
      <text:p text:style-name="P20"/>
      <text:p text:style-name="P20">Frage 3:</text:p>
      <text:p text:style-name="P20">Wie heist Mehrzahl von „der Kaktus“ ?</text:p>
      <text:p text:style-name="P20"/>
      <text:p text:style-name="P20">1. die Kaktusse</text:p>
      <text:p text:style-name="P20"><text:soft-page-break/>2. die Kaktus</text:p>
      <text:p text:style-name="P44">3. die Kakteen</text:p>
      <text:p text:style-name="P20">4. die Kaktehen</text:p>
      <text:p text:style-name="P20"/>
      <text:p text:style-name="P14">Klasse 5</text:p>
      <text:p text:style-name="P20">Frage 1:</text:p>
      <text:p text:style-name="P20">Bestimme die Wortart des Wortes Straße!</text:p>
      <text:p text:style-name="P20"/>
      <text:p text:style-name="P20">1. Verb</text:p>
      <text:p text:style-name="P20">2. Numerale</text:p>
      <text:p text:style-name="P44">3. Nomen</text:p>
      <text:p text:style-name="P20">4. Adjektiv</text:p>
      <text:p text:style-name="P20"/>
      <text:p text:style-name="P20">Frage 2:</text:p>
      <text:p text:style-name="P20">Wie heist es richtig?</text:p>
      <text:p text:style-name="P20">Eine Prüfungsarbeit ____knüllen</text:p>
      <text:p text:style-name="P20"/>
      <text:p text:style-name="P10">1. zer-</text:p>
      <text:p text:style-name="P20">2. er-</text:p>
      <text:p text:style-name="P20">3. ver-</text:p>
      <text:p text:style-name="P20">4. durch-</text:p>
      <text:p text:style-name="P20"/>
      <text:p text:style-name="P20">Frage 3:</text:p>
      <text:p text:style-name="P20">Welcher bestimmer Artikel ist falsch?</text:p>
      <text:p text:style-name="P20"/>
      <text:p text:style-name="P20">1. Der Morgen</text:p>
      <text:p text:style-name="P10">2. der Nacht</text:p>
      <text:p text:style-name="P20">3. der Nachmittag</text:p>
      <text:p text:style-name="P20">4. der Abend</text:p>
      <text:p text:style-name="P20"/>
      <text:p text:style-name="P14">Klasse 6</text:p>
      <text:p text:style-name="P20">Frage 1:</text:p>
      <text:p text:style-name="P21">Fine das Prädikat!</text:p>
      <text:p text:style-name="P21">Ich gehe heute raus.</text:p>
      <text:p text:style-name="P20"/>
      <text:p text:style-name="P21">1. Ich</text:p>
      <text:p text:style-name="P11">2. gehe</text:p>
      <text:p text:style-name="P21">3. heute </text:p>
      <text:p text:style-name="P21">4. raus</text:p>
      <text:p text:style-name="P20"/>
      <text:p text:style-name="P21">Frage2:</text:p>
      <text:p text:style-name="P21">Finde das richtige Satzzeichen!</text:p>
      <text:p text:style-name="P21">„Lass mich in Ruhe ____“, kreischte Sabrina</text:p>
      <text:p text:style-name="P20"/>
      <text:p text:style-name="P11">1. !</text:p>
      <text:p text:style-name="P21">2. .</text:p>
      <text:p text:style-name="P21">3. ?</text:p>
      <text:p text:style-name="P21">4. x bzw kein Satzzeichen</text:p>
      <text:p text:style-name="P21"/>
      <text:p text:style-name="P21">Frage 3:</text:p>
      <text:p text:style-name="P21">Vervollständige das Zitat!</text:p>
      <text:p text:style-name="P21">„Spieglein, Spieglein an der Wand …“</text:p>
      <text:p text:style-name="P21"><text:soft-page-break/></text:p>
      <text:p text:style-name="P21">1. „… wer ist die schlauste im ganzen Land?“</text:p>
      <text:p text:style-name="P21">2. „… wer ist die hässlichste im ganzen Land?“</text:p>
      <text:p text:style-name="P21">3. „… wer isrt die attraktivste im ganzen Land?“</text:p>
      <text:p text:style-name="P11">4. „… wer ist die schönste im ganzen Land?“</text:p>
      <text:p text:style-name="P20"/>
      <text:p text:style-name="P18"/>
      <text:p text:style-name="P40">Klasse 7</text:p>
      <text:p text:style-name="P37">Frage 1:</text:p>
      <text:p text:style-name="P37"><text:bookmark text:name="tableQuestion"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2"><text:bookmark text:name="question_resizetext"/></text:p>
          </table:table-cell>
          <table:table-cell table:style-name="Tabelle1.A1" office:value-type="string">
            <text:h text:style-name="P5" text:outline-level="2"><text:bookmark text:name="question_text"/>Welche Bedeutung hat die Redewendung<text:line-break/>„jemanden im Regen stehen lassen“?</text:h>
            <text:p text:style-name="P1">1. jmd betrügen</text:p>
            <text:p text:style-name="P1">2. jmd vergessen</text:p>
            <text:p text:style-name="P1">3. jmd seine hoffnugslose Lage klarmachen</text:p>
            <text:p text:style-name="P3">4, jmd mit seinen Problemen allein lassen</text:p>
            <text:p text:style-name="P1"/>
          </table:table-cell>
        </table:table-row>
      </table:table>
      <text:p text:style-name="P37">Frage 2:</text:p>
      <text:h text:style-name="P6" text:outline-level="2"><text:bookmark text:name="question_text1"/>Welche Kommasetzung ist korrekt?</text:h>
      <text:p text:style-name="P37">1.<text:span text:style-name="T1">Obwohl die Frau unschuldig war, wurde sie als Hexe verurteilt.</text:span></text:p>
      <text:p text:style-name="P37">2.Obwohl die Frau undschuldig war wurde sie als Hexe verurteilt.</text:p>
      <text:p text:style-name="P37">3.Obwohl, die Frau undschuldig war, wurde sie als Hexe verurteilt.</text:p>
      <text:p text:style-name="P37">4.Obwohl die Frau, undschuldig war, wurde sie als Hexe verurteilt.</text:p>
      <text:p text:style-name="P37"/>
      <text:p text:style-name="P37">Frage 3:<text:bookmark text:name="tableQuestion1"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3"><text:bookmark text:name="question_resizetext1"/><text:bookmark text:name="question_resizetext2"/></text:p>
          </table:table-cell>
          <table:table-cell table:style-name="Tabelle2.A1" office:value-type="string">
            <text:h text:style-name="P4" text:outline-level="2"><text:bookmark text:name="question_text2"/>Bei welchen Nebensätzen wäre das Komma richtig gesetzt?<text:line-break/>Sie jammert, ____________________,</text:h>
            <text:p text:style-name="P2"><text:span text:style-name="T3">1. da musst du doch Mitleid haben !</text:span></text:p>
          </table:table-cell>
        </table:table-row>
      </table:table>
      <text:p text:style-name="P36">2. jetzt doch gar nicht mehr</text:p>
      <text:p text:style-name="P45">3. trotzdem hilft es ihr nicht weiter.</text:p>
      <text:p text:style-name="P36">4. nur und schmipft auch noch dazu</text:p>
      <text:p text:style-name="P36"/>
      <text:p text:style-name="P36"/>
      <text:p text:style-name="P40">Klasse 8</text:p>
      <text:p text:style-name="P36">Frage 1:</text:p>
      <text:p text:style-name="P36">Welche Zeitform ist das ?</text:p>
      <text:p text:style-name="P36">Wir werden einkaufen.</text:p>
      <text:p text:style-name="P36"/>
      <text:p text:style-name="P36">1. Präsens</text:p>
      <text:p text:style-name="P36">2. Perfekt</text:p>
      <text:p text:style-name="P36">3. Präteritum</text:p>
      <text:p text:style-name="P45">4. Futur</text:p>
      <text:p text:style-name="P45"/>
      <text:p text:style-name="P45"/>
      <text:p text:style-name="P22"><text:soft-page-break/>Frage 2:</text:p>
      <text:p text:style-name="P23">Welche Zeitform ist das ?</text:p>
      <text:p text:style-name="P22">Du wirst gesunken sein</text:p>
      <text:p text:style-name="P22"/>
      <text:p text:style-name="P22">1. Plusquamperfekt</text:p>
      <text:p text:style-name="P46">2. Futur 2</text:p>
      <text:p text:style-name="P22">3. Perfekt</text:p>
      <text:p text:style-name="P22">4. Futur 1</text:p>
      <text:p text:style-name="P22"/>
      <text:p text:style-name="P22">Frage 3: </text:p>
      <text:p text:style-name="P22">Was bedeutet Ilusion</text:p>
      <text:p text:style-name="P22">1. Raumlehre</text:p>
      <text:p text:style-name="P46">2. Täuschung</text:p>
      <text:p text:style-name="P22">3. Kleinkunstbühne</text:p>
      <text:p text:style-name="P22">4. Abbildung</text:p>
      <text:p text:style-name="P22"/>
      <text:p text:style-name="P15">Klasse 9:</text:p>
      <text:p text:style-name="P22">Frage 1:</text:p>
      <text:p text:style-name="P22">Wie ist die richtige Schreibweise?</text:p>
      <text:p text:style-name="P22"/>
      <text:p text:style-name="P22">1. der Sehsel</text:p>
      <text:p text:style-name="P22">2. der Seesel</text:p>
      <text:p text:style-name="P22">3. der Sesel</text:p>
      <text:p text:style-name="P46">4. der Sessel</text:p>
      <text:p text:style-name="P46"/>
      <text:p text:style-name="P22">Frage 2:</text:p>
      <text:p text:style-name="P24">Wie lautet das Fremdwort? </text:p>
      <text:p text:style-name="P24">Vermtung -</text:p>
      <text:p text:style-name="P24"/>
      <text:p text:style-name="P24">1. Qualifikation</text:p>
      <text:p text:style-name="P24">2. Installation</text:p>
      <text:p text:style-name="P47">3. Spekulation</text:p>
      <text:p text:style-name="P24">4. Reaktion</text:p>
      <text:p text:style-name="P24"/>
      <text:p text:style-name="P24">Frage 3:</text:p>
      <text:p text:style-name="P24">Vervollständige diesen Satz korrekt !</text:p>
      <text:p text:style-name="P24">Diese Haus war viele ____________ unbewohnt</text:p>
      <text:p text:style-name="P24"/>
      <text:p text:style-name="P24">1. jahre lang</text:p>
      <text:p text:style-name="P47">2. Jahre lang</text:p>
      <text:p text:style-name="P24">3. Jahrelang</text:p>
      <text:p text:style-name="P24">4. jahrelang</text:p>
      <text:p text:style-name="P24"/>
      <text:p text:style-name="P16">Klasse 10:</text:p>
      <text:p text:style-name="P25">Frage 1:</text:p>
      <text:p text:style-name="P25">Für welches Sprachliche Mittel ist der folgende Satz ein Beispiel?</text:p>
      <text:p text:style-name="P25">„er war verschwunden wie eine Nadel im Heuhaufen.“</text:p>
      <text:p text:style-name="P25"/>
      <text:p text:style-name="P25">1. Personifikation</text:p>
      <text:p text:style-name="P25">2. Klimax</text:p>
      <text:p text:style-name="P25">3. Metapher</text:p>
      <text:p text:style-name="P42">4. Vergleich</text:p>
      <text:p text:style-name="P25"><text:soft-page-break/>Frage 2:</text:p>
      <text:p text:style-name="P25">Was ist die Bedeutung der Antithese?</text:p>
      <text:p text:style-name="P25"/>
      <text:p text:style-name="P25">1. Absatz</text:p>
      <text:p text:style-name="P25">2. Leitsatz</text:p>
      <text:p text:style-name="P25">3. Vorsatz</text:p>
      <text:p text:style-name="P42">4. Gegensatz</text:p>
      <text:p text:style-name="P42"/>
      <text:p text:style-name="P25">Frage 3:</text:p>
      <text:p text:style-name="P25">Ein Fragment ist:</text:p>
      <text:p text:style-name="P25"/>
      <text:p text:style-name="P25">1. ein vollendedtes Werk</text:p>
      <text:p text:style-name="P42">2. ein unvollendetes Werk</text:p>
      <text:p text:style-name="P25">3. ein unerklärliches Werk</text:p>
      <text:p text:style-name="P25">4. ein erfolgreiches Werk</text:p>
      <text:p text:style-name="P25"/>
      <text:p text:style-name="P17">Oberstufe:</text:p>
      <text:p text:style-name="P26">Frage 1:</text:p>
      <text:p text:style-name="P26">Welche Textsorten gehören ausschließlich der Gattung Epik an?</text:p>
      <text:p text:style-name="P26"/>
      <text:p text:style-name="P26">1. Parabel, Fabel. Ballade</text:p>
      <text:p text:style-name="P26">2. Trauerspiel, Gesselschaftsroman, Briefroman</text:p>
      <text:p text:style-name="P41"><text:span text:style-name="T4">3. </text:span>Predigt , Brief , Vorlesung </text:p>
      <text:p text:style-name="P12">4. Novelle, Erzählung, Kurzgeschichte</text:p>
      <text:p text:style-name="P12"/>
      <text:p text:style-name="P27">Frage 2:</text:p>
      <text:p text:style-name="P27">Was prägt die Sprache des Sturm und Drang?</text:p>
      <text:p text:style-name="P27"/>
      <text:p text:style-name="P48">1. übersteigerte, pathetische Sprache</text:p>
      <text:p text:style-name="P27">2. moralisierender, belehrender Stil</text:p>
      <text:p text:style-name="P27">3. mystische, poetische Sprache</text:p>
      <text:p text:style-name="P27">4. erhabener, gedankenschwerer Stil</text:p>
      <text:p text:style-name="P27"/>
      <text:p text:style-name="P28">Frage 3:</text:p>
      <text:p text:style-name="P28">Welches ist ein typisches Werk des Sturm und Drang?</text:p>
      <text:p text:style-name="P28"/>
      <text:p text:style-name="P28">1. „Die Weber“</text:p>
      <text:p text:style-name="P28">2. „Aus dem Leben eines Taugenichts“</text:p>
      <text:p text:style-name="P28">3. „Iphigenie auf Tauris“</text:p>
      <text:p text:style-name="P49">4. „Die Räuber“</text:p>
      <text:p text:style-name="P49"/>
      <text:p text:style-name="P28">Frage 3:</text:p>
      <text:p text:style-name="P28">Welche Stilmittel erkennt man im folgenden Zitat?</text:p>
      <text:p text:style-name="P28">"Heiß ist die Liebe, kalt ist der Schnee."</text:p>
      <text:p text:style-name="P28"/>
      <text:p text:style-name="P28">1. Alliteration</text:p>
      <text:p text:style-name="P28">2. Euphemismus</text:p>
      <text:p text:style-name="P28">3. Anapher</text:p>
      <text:p text:style-name="P49">4. Antithese</text:p>
      <text:p text:style-name="P28"/>
      <text:p text:style-name="P28"/>
      <text:p text:style-name="P28"/>
      <text:p text:style-name="P28"><text:soft-page-break/>Frage 4:</text:p>
      <text:p text:style-name="P28">Wie nennt man diese Form der dramatischen Rede?</text:p>
      <text:p text:style-name="P28">Herr: Kennst du den Faust?</text:p>
      <text:p text:style-name="P28">Mephisto: Den Doktor?</text:p>
      <text:p text:style-name="P28">Herr: Meinen Knecht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4"><text:bookmark text:name="question_resizetext4"/><text:bookmark text:name="question_resizetext3"/></text:p>
          </table:table-cell>
          <table:table-cell table:style-name="Tabelle3.A1" office:value-type="string">
            <text:h text:style-name="P7" text:outline-level="2"/>
          </table:table-cell>
        </table:table-row>
      </table:table>
      <text:p text:style-name="P28">1. Blankvers</text:p>
      <text:p text:style-name="P49">2. Stichomythie</text:p>
      <text:p text:style-name="P28">3. Verhör</text:p>
      <text:p text:style-name="P28">4. Isometrie</text:p>
      <text:p text:style-name="P28"/>
      <text:p text:style-name="P29">Frage 5:</text:p>
      <text:p text:style-name="P29">Was ist ein umarmender bzw. umklammernder Reim?</text:p>
      <text:p text:style-name="P29"/>
      <text:p text:style-name="P29">1. ein Reim nach em Muster a-b-a-b</text:p>
      <text:p text:style-name="P50">2. ein Reim nach em Muster a-b-b-a</text:p>
      <text:p text:style-name="P29">3. ein Reim nach em Muster a-a-b-b</text:p>
      <text:p text:style-name="P29">4. ein Reim nach em Muster a-b-c-c-b-a</text:p>
      <text:p text:style-name="P29"/>
      <text:p text:style-name="P30">Frage 6:</text:p>
      <text:p text:style-name="P30">Was ist eine Akkumulation?</text:p>
      <text:p text:style-name="P30"/>
      <text:p text:style-name="P30">1. eine Steigerung</text:p>
      <text:p text:style-name="P51">2. eine Häufung einzelner Unterbegriffe anstatt eines Oberbegriffes</text:p>
      <text:p text:style-name="P30">3. eine scharfe Zuspitzung</text:p>
      <text:p text:style-name="P30">4. eine Wortverdoppl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7:57:50.697000000</meta:creation-date>
    <dc:date>2020-03-26T16:23:59.657000000</dc:date>
    <meta:editing-duration>PT55M50S</meta:editing-duration>
    <meta:editing-cycles>10</meta:editing-cycles>
    <meta:generator>LibreOffice/6.4.1.2$Windows_X86_64 LibreOffice_project/4d224e95b98b138af42a64d84056446d09082932</meta:generator>
    <meta:document-statistic meta:table-count="3" meta:image-count="0" meta:object-count="0" meta:page-count="7" meta:paragraph-count="252" meta:word-count="868" meta:character-count="4797" meta:non-whitespace-character-count="4162"/>
  </office:meta>
</office:document-meta>
</file>